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ing steps in Barry's Fishmonger</text:p>
      <text:p text:style-name="Standard"/>
      <text:list xml:id="list5874252089720483438" text:style-name="L1">
        <text:list-item>
          <text:p text:style-name="P1">User enters fish type. Their choice is recorded and stored for later.</text:p>
        </text:list-item>
        <text:list-item>
          <text:p text:style-name="P1">User enters kilograms of fish wanted. Data is recorded and stored for later.</text:p>
        </text:list-item>
        <text:list-item>
          <text:p text:style-name="P1">Page calculates total cost of fish. Data is stored.</text:p>
        </text:list-item>
        <text:list-item>
          <text:p text:style-name="P1">User does/doesn't select business discount. User proceeds to checkout.</text:p>
        </text:list-item>
      </text:list>
      <text:p text:style-name="Standard"/>
      <text:p text:style-name="Standard">Pseudo-code</text:p>
      <text:p text:style-name="Standard"/>
      <text:p text:style-name="Standard"><text:tab/>CHECK for user's fish choice</text:p>
      <text:p text:style-name="Standard"><text:tab/><text:tab/>IF (barramundi, flathead, snapper, flake, rockling) is chosen, multiply amount (kg) by price of chosen fish</text:p>
      <text:p text:style-name="Standard"><text:tab/>CALCULATE the cost (fish price/kg * amount)</text:p>
      <text:p text:style-name="Standard"><text:tab/><text:tab/>CHECK whether or not they have selected the business discount</text:p>
      <text:p text:style-name="Standard"><text:tab/>CALCULATE final price. If they have selected the business discount, ((amount * price of fish) * 0.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e Helium</meta:initial-creator>
    <meta:creation-date>2018-08-01T18:36:03.60</meta:creation-date>
    <meta:document-statistic meta:table-count="0" meta:image-count="0" meta:object-count="0" meta:page-count="1" meta:paragraph-count="11" meta:word-count="108" meta:character-count="669"/>
    <dc:date>2018-08-01T19:25:03.77</dc:date>
    <dc:creator>Jake Helium</dc:creator>
    <meta:editing-duration>PT31M49S</meta:editing-duration>
    <meta:editing-cycles>1</meta:editing-cycles>
    <meta:generator>OpenOffice/4.1.5$Win32 OpenOffice.org_project/415m1$Build-9789</meta:generator>
  </office:meta>
</office:document-meta>
</file>